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02a8b7" officeooo:paragraph-rsid="0002a8b7" fo:background-color="#ffff00" style:font-style-asian="italic" style:font-style-complex="italic"/>
    </style:style>
    <style:style style:name="P2" style:family="paragraph" style:parent-style-name="Text_20_body">
      <style:text-properties officeooo:rsid="0002a8b7" officeooo:paragraph-rsid="0002a8b7"/>
    </style:style>
    <style:style style:name="P3" style:family="paragraph" style:parent-style-name="Text_20_body">
      <style:text-properties officeooo:rsid="0002a8b7" officeooo:paragraph-rsid="0008a542"/>
    </style:style>
    <style:style style:name="P4" style:family="paragraph" style:parent-style-name="Text_20_body">
      <style:text-properties officeooo:rsid="0002a8b7" officeooo:paragraph-rsid="000c6695"/>
    </style:style>
    <style:style style:name="P5" style:family="paragraph" style:parent-style-name="Text_20_body">
      <style:text-properties officeooo:rsid="00037fd7" officeooo:paragraph-rsid="00037fd7"/>
    </style:style>
    <style:style style:name="P6" style:family="paragraph" style:parent-style-name="Text_20_body">
      <style:text-properties officeooo:rsid="0002a8b7" officeooo:paragraph-rsid="0002a8b7" fo:background-color="#ffff00"/>
    </style:style>
    <style:style style:name="P7" style:family="paragraph" style:parent-style-name="Text_20_body">
      <style:text-properties officeooo:rsid="00056b22" officeooo:paragraph-rsid="00056b22" fo:background-color="#ffff00"/>
    </style:style>
    <style:style style:name="P8" style:family="paragraph" style:parent-style-name="Text_20_body">
      <style:text-properties officeooo:rsid="00056b22" officeooo:paragraph-rsid="0008a542" fo:background-color="transparent"/>
    </style:style>
    <style:style style:name="P9" style:family="paragraph" style:parent-style-name="Text_20_body">
      <style:text-properties officeooo:rsid="0007e7d5" officeooo:paragraph-rsid="0007e7d5" fo:background-color="transparent"/>
    </style:style>
    <style:style style:name="P10" style:family="paragraph" style:parent-style-name="Text_20_body">
      <style:text-properties officeooo:rsid="000de58c" officeooo:paragraph-rsid="000de58c" fo:background-color="transparent"/>
    </style:style>
    <style:style style:name="P11" style:family="paragraph" style:parent-style-name="Text_20_body">
      <style:text-properties officeooo:rsid="00056b22" officeooo:paragraph-rsid="000c6695"/>
    </style:style>
    <style:style style:name="P12" style:family="paragraph" style:parent-style-name="Text_20_body">
      <style:text-properties officeooo:rsid="00150995" officeooo:paragraph-rsid="00150995"/>
    </style:style>
    <style:style style:name="P13" style:family="paragraph" style:parent-style-name="Text_20_body">
      <style:text-properties officeooo:rsid="0002a8b7" officeooo:paragraph-rsid="0017376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37fd7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8a542" fo:background-color="#ffff00" loext:char-shading-value="0"/>
    </style:style>
    <style:style style:name="T5" style:family="text">
      <style:text-properties officeooo:rsid="0002a8b7" fo:background-color="#ffff00" loext:char-shading-value="0"/>
    </style:style>
    <style:style style:name="T6" style:family="text">
      <style:text-properties officeooo:rsid="000979ec" fo:background-color="#ffff00" loext:char-shading-value="0"/>
    </style:style>
    <style:style style:name="T7" style:family="text">
      <style:text-properties officeooo:rsid="000ac818" fo:background-color="#ffff00" loext:char-shading-value="0"/>
    </style:style>
    <style:style style:name="T8" style:family="text">
      <style:text-properties officeooo:rsid="000de58c"/>
    </style:style>
    <style:style style:name="T9" style:family="text">
      <style:text-properties officeooo:rsid="000e0db8"/>
    </style:style>
    <style:style style:name="T10" style:family="text">
      <style:text-properties officeooo:rsid="00108187"/>
    </style:style>
    <style:style style:name="T11" style:family="text">
      <style:text-properties officeooo:rsid="00124749"/>
    </style:style>
    <style:style style:name="T12" style:family="text">
      <style:text-properties officeooo:rsid="0012fdf8"/>
    </style:style>
    <style:style style:name="T13" style:family="text">
      <style:text-properties officeooo:rsid="0014d68f"/>
    </style:style>
    <style:style style:name="T14" style:family="text">
      <style:text-properties officeooo:rsid="0016f967"/>
    </style:style>
    <style:style style:name="T15" style:family="text">
      <style:text-properties officeooo:rsid="001737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ítulo de la obra en itálicas. <text:span text:style-name="T14">Subtítulo también en itálicas</text:span></text:p>
      <text:p text:style-name="P2">Edición digital de Perro Triste, 2016</text:p>
      <text:p text:style-name="P2"/>
      <text:p text:style-name="P2"/>
      <text:p text:style-name="P2"><text:span text:style-name="T8">Autoría</text:span>, <text:span text:style-name="T8">edición y desarrollo</text:span></text:p>
      <text:p text:style-name="P6">Nombre completo del autor o de la autora</text:p>
      <text:p text:style-name="P2"/>
      <text:p text:style-name="P2">Diseño <text:span text:style-name="T8">de portada</text:span></text:p>
      <text:p text:style-name="P10">Andrea Mata</text:p>
      <text:p text:style-name="P2"/>
      <text:p text:style-name="P2">Lectura de pruebas</text:p>
      <text:p text:style-name="P6">Nombre completo del corrector o la correctora</text:p>
      <text:p text:style-name="P2"/>
      <text:p text:style-name="P2"/>
      <text:p text:style-name="P6">(LOGO DE PERRO TRISTE, CUADRO DE 3x3)</text:p>
      <text:p text:style-name="P5">Gabino Barreda 111</text:p>
      <text:p text:style-name="P5">C<text:span text:style-name="T9">olina C</text:span>entro</text:p>
      <text:p text:style-name="P2">C. P. <text:span text:style-name="T2">28000</text:span></text:p>
      <text:p text:style-name="P2"><text:span text:style-name="T2">Colima</text:span>, <text:span text:style-name="T2">Colima</text:span></text:p>
      <text:p text:style-name="P12">México</text:p>
      <text:p text:style-name="P3">www.perrotriste.org <text:span text:style-name="T3">[href </text:span><text:span text:style-name="T4">= http://www.perrotriste.org</text:span><text:span text:style-name="T3">]</text:span></text:p>
      <text:p text:style-name="P2">contacto@perrotriste.org <text:span text:style-name="T3">[</text:span><text:span text:style-name="T6">href = mailto:contacto@perrotriste.org</text:span><text:span text:style-name="T3">]</text:span></text:p>
      <text:p text:style-name="P2"/>
      <text:p text:style-name="P13"/>
      <text:p text:style-name="P13"><text:span text:style-name="T15">Perro Triste es un colectivo de publicaciones digitales amante de la cultura libre y dedicado a generar procesos experimentales en el campo de la edición</text:span>. Ningún <text:span text:style-name="T1">software</text:span> propietario está involucrado en nuestras publicaciones.</text:p>
      <text:p text:style-name="P2"/>
      <text:p text:style-name="P4">¿Te gusta lo que hacemos? Puedes apoyarnos mediante una donación <text:span text:style-name="T3">[href </text:span><text:span text:style-name="T4">= http://www.donacion.perrotriste.org</text:span><text:span text:style-name="T3">]</text:span> o poniéndote en contacto para <text:span text:style-name="T10">colaborar</text:span>.</text:p>
      <text:p text:style-name="P2"><text:soft-page-break/></text:p>
      <text:p text:style-name="P2">Esta obra <text:span text:style-name="T11">es un producto</text:span> del curso <text:span text:style-name="T1">Procesos editoriales con herramientas digitales</text:span>, impartido entre el segundo semestre de<text:span text:style-name="T12">l</text:span> 2015 y el primero de<text:span text:style-name="T12">l</text:span> 2016 en Colima, México.</text:p>
      <text:p text:style-name="P2"/>
      <text:p text:style-name="P11">Edición bajo licencia <text:span text:style-name="T13">Licencia Editorial Libre y Abierta</text:span>. <text:span text:style-name="T5">[href </text:span><text:span text:style-name="T4">= http://www.</text:span><text:span text:style-name="T7">lela.</text:span><text:span text:style-name="T4">perrotriste.org</text:span><text:span text:style-name="T5">]</text:span></text:p>
      <text:p text:style-name="P8">Textos bajo licencia Creative Commons. <text:span text:style-name="T3">[href a definir y mencionar explícitamente el tipo de CC </text:span><text:span text:style-name="T4">a partir de http://www.creativecommons.mx/registro-commoners/</text:span><text:span text:style-name="T3">]</text:span></text:p>
      <text:p text:style-name="P7"/>
      <text:p text:style-name="P9">Contenidos disponibles en GitHub. <text:span text:style-name="T3">[href = https://github.com/ColectivoPerroTriste]</text:span></text:p>
      <text:p text:style-name="P2"/>
      <text:p text:style-name="P2">ISBN: <text:span text:style-name="T3">XX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8:54:08.629718000</meta:creation-date>
    <dc:date>2016-03-07T21:51:00.937532000</dc:date>
    <meta:editing-duration>PT1H11M55S</meta:editing-duration>
    <meta:editing-cycles>23</meta:editing-cycles>
    <meta:generator>LibreOffice/5.0.2.2$MacOSX_X86_64 LibreOffice_project/37b43f919e4de5eeaca9b9755ed688758a8251fe</meta:generator>
    <meta:document-statistic meta:table-count="0" meta:image-count="0" meta:object-count="0" meta:page-count="2" meta:paragraph-count="23" meta:word-count="187" meta:character-count="1368" meta:non-whitespace-character-count="1204"/>
  </office:meta>
</office:document-meta>
</file>